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4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7368421052631576" table:formula="of:= 9/19" table:style-name="ce6">
            <text:p>0.473684211</text:p>
          </table:table-cell>
          <table:table-cell office:value-type="float" office:value="36" table:style-name="ce5">
            <text:p>36</text:p>
          </table:table-cell>
          <table:table-cell office:value-type="float" office:value="25" table:style-name="ce5">
            <text:p>25</text:p>
          </table:table-cell>
          <table:table-cell office:value-type="float" office:value="4" table:formula="of:=36/9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.69444444444444442" table:formula="of:=25/36" table:style-name="ce5">
            <text:p>0.694444444</text:p>
          </table:table-cell>
          <table:table-cell office:value-type="float" office:value="409" table:style-name="ce5">
            <text:p>409</text:p>
          </table:table-cell>
          <table:table-cell office:value-type="float" office:value="45.444444444444443" table:formula="of:=409/9" table:style-name="ce5">
            <text:p>45.44444444</text:p>
          </table:table-cell>
          <table:table-cell office:value-type="float" office:value="6" table:style-name="ce5">
            <text:p>6</text:p>
          </table:table-cell>
          <table:table-cell office:value-type="float" office:value="105" table:style-name="ce5">
            <text:p>10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Kadir Acun</dc:creator>
    <meta:creation-date>2020-11-22T17:04:44Z</meta:creation-date>
    <dc:date>2020-12-03T20:17:37Z</dc:date>
  </office:meta>
</office:document-meta>
</file>